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5bc6fd" style:text-line-through-style="none" style:font-name="Open Sans" fo:font-size="15pt" fo:letter-spacing="normal" fo:font-style="normal" style:text-underline-style="none" fo:font-weight="bold" style:text-blinking="false"/>
    </style:style>
    <style:style style:name="T4" style:family="text">
      <style:text-properties fo:font-variant="normal" fo:text-transform="none" fo:color="#5bc6fd" style:text-line-through-style="none" style:font-name="Open Sans" fo:font-size="15pt" fo:letter-spacing="normal" fo:language="ru" fo:country="RU" fo:font-style="normal" style:text-underline-style="none" fo:font-weight="bold"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article I'm going to speak about is taken from the website “livescience.com” and was written in December 2021 by Natalie Wolchover. <text:span text:style-name="T1">It is named “Top 10 inventions that changed the world”.</text:span> The author of the article raises the problem of the need for development and says that despite the large number of inventions made earlier, some of them have a greater impact on our lives today than others. The article can be logically divided into three parts related to the time of discovery: pre-19th century, 19th century, and modern times (20th and 21st centuries).</text:p>
      <text:p text:style-name="Standard"/>
      <text:p text:style-name="P1"><text:tab/>The author begins his article by describing the great inventions made before the 19th century. The first invention had to do with the need to transport large quantities of things. Its name is the wheel. Indeed, nowadays it is quite difficult to imagine life without the wheel. Next, the author talks about the nail, the second invention. The nail allowed man to build fairly simple structures, although it was invented back in ancient Rome. The next invention is the compass, which allows us to make many geographical discoveries. The compass made it possible to move not only at night in good weather, but also during the day and even on cloudy nights. The last invention to appear before the 19th century is the printer, but not the one we know now, but the large printing press. It looks like the current press, but allowed books to be duplicated faster than rewriting them by hand. We can see that many devices were invented before the 19th century that simplify our lives today.<text:tab/><text:tab/></text:p>
      <text:p text:style-name="P1"/>
      <text:p text:style-name="P1"><text:tab/>In the next part of his article, the author talks about inventions made in the 19th century. The first invention was the internal combustion engine. It is credited with starting the Industrial Revolution, because it allowed the automation of many manufacturing processes. The next invention is related to the need for remote communication. It is called the telephone. The telephone allowed people from different cities and even countries to talk as if they were directly in front of each other. The last invention invented in the 19th century and described in this article is the light bulb. It allowed people not to go to bed at night (because there was nothing else to do), but to continue their activity until the time that was needed. Thus we can see that the 19th century is famous for inventions that automate various processes and improve our lives.</text:p>
      <text:p text:style-name="P1"/>
      <text:p text:style-name="P1"><text:tab/>In the last part of his article the author describes the most important inventions made in the 20th and 21st centuries. The first, oddly enough, is penicillin. It allowed us to fight a large number of bacterial infections that people could not cure on their own. However, in spite of this, about a tenth of all people are allergic to this drug. The next invention is a device that not only further automates production, but also automates our regular lives: the computer. The computer first made it possible to conduct numerous complex studies, and then it even made it possible to have fun with it. The third and final invention is the Internet. The Internet needs no introduction now, but in the 20th century it was a breakthrough on a par with the invention of the telephone. Now thanks to the Internet, we can get tons of information, have fun, communicate and work. You can see that there were breakthrough inventions in the 20th and 21st centuries that affect our lives today.</text:p>
      <text:p text:style-name="P1"/>
      <text:p text:style-name="P1"><text:tab/>The author ends his article with the thought that all inventions open up many possibilities that were not there before, and who knows what interesting and breakthrough inventions will be made in the coming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16T13:05:58.61</meta:creation-date>
    <meta:editing-duration>PT1H5M57S</meta:editing-duration>
    <meta:editing-cycles>7</meta:editing-cycles>
    <meta:generator>OpenOffice/4.1.11$Win32 OpenOffice.org_project/4111m1$Build-9808</meta:generator>
    <dc:date>2022-02-16T17:56:29.68</dc:date>
    <meta:document-statistic meta:table-count="0" meta:image-count="0" meta:object-count="0" meta:page-count="1" meta:paragraph-count="5" meta:word-count="618" meta:character-count="3604"/>
  </office:meta>
</office:document-meta>
</file>